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2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.397cm" style:contextual-spacing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  <style:text-properties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color="#50a14f" loext:opacity="100%" loext:padding="0cm" loext:border="none"/>
    </style:style>
    <style:style style:name="T3" style:family="text">
      <style:text-properties fo:color="#c18401" loext:opacity="100%" loext:padding="0cm" loext:border="none"/>
    </style:style>
    <style:style style:name="T4" style:family="text">
      <style:text-properties fo:color="#0184bb" loext:opacity="100%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Задача 3: Простая проверка лицензии</text:h>
      <text:p text:style-name="P5">Python</text:p>
      <text:p text:style-name="P2"><text:span text:style-name="Source_20_Text"><text:span text:style-name="T1"># 1. Импортируем модуль os для работы с операционной системой, в частности, для проверки существования файлов.</text:span></text:span></text:p>
      <text:p text:style-name="P2"><text:span text:style-name="Source_20_Text"><text:span text:style-name="T1">import os</text:span></text:span></text:p>
      <text:p text:style-name="P3"/>
      <text:p text:style-name="P2"><text:span text:style-name="Source_20_Text"><text:span text:style-name="T1"># 3. Определяем функцию check_license, которая будет проверять наличие и корректность файла лицензии.</text:span></text:span></text:p>
      <text:p text:style-name="P2"><text:span text:style-name="Source_20_Text"><text:span text:style-name="T1">def check_license():</text:span></text:span></text:p>
      <text:p text:style-name="P2"><text:span text:style-name="Source_20_Text"><text:span text:style-name="T1"><text:s text:c="4"/># 4. Проверяем, существует ли файл с именем "license.key" в текущей директории. os.path.exists() возвращает True, если файл существует, и False, если нет.</text:span></text:span></text:p>
      <text:p text:style-name="P2"><text:span text:style-name="Source_20_Text"><text:span text:style-name="T1"><text:s text:c="4"/>if not os.path.exists(</text:span></text:span><text:span text:style-name="Source_20_Text"><text:span text:style-name="T2">"license.key"</text:span></text:span><text:span text:style-name="Source_20_Text"><text:span text:style-name="T1">):</text:span></text:span></text:p>
      <text:p text:style-name="P2"><text:span text:style-name="Source_20_Text"><text:span text:style-name="T1"><text:s text:c="8"/># 5. Если файл лицензии не найден, выводим сообщение об этом на экран.</text:span></text:span></text:p>
      <text:p text:style-name="P2"><text:span text:style-name="Source_20_Text"><text:span text:style-name="T1"><text:s text:c="8"/>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2">"Файл лицензии не найден!"</text:span></text:span><text:span text:style-name="Source_20_Text"><text:span text:style-name="T1">)</text:span></text:span></text:p>
      <text:p text:style-name="P2"><text:span text:style-name="Source_20_Text"><text:span text:style-name="T1"><text:s text:c="8"/># 6. Возвращаем False, сигнализируя о том, что проверка лицензии не пройдена.</text:span></text:span></text:p>
      <text:p text:style-name="P2"><text:span text:style-name="Source_20_Text"><text:span text:style-name="T1"><text:s text:c="8"/>return </text:span></text:span><text:span text:style-name="Source_20_Text"><text:span text:style-name="T4">False</text:span></text:span></text:p>
      <text:p text:style-name="P3"><text:span text:style-name="Source_20_Text"><text:span text:style-name="T1"><text:s text:c="4"/></text:span></text:span></text:p>
      <text:p text:style-name="P2"><text:span text:style-name="Source_20_Text"><text:span text:style-name="T1"><text:s text:c="4"/># 8. Если файл лицензии существует, открываем его для чтения. <text:s/>"with open(...)" обеспечивает автоматическое закрытие файла после завершения работы с ним, даже если возникнут ошибки.</text:span></text:span></text:p>
      <text:p text:style-name="P2"><text:span text:style-name="Source_20_Text"><text:span text:style-name="T1"><text:s text:c="4"/>with </text:span></text:span><text:span text:style-name="Source_20_Text"><text:span text:style-name="T3">open</text:span></text:span><text:span text:style-name="Source_20_Text"><text:span text:style-name="T1">(</text:span></text:span><text:span text:style-name="Source_20_Text"><text:span text:style-name="T2">"license.key"</text:span></text:span><text:span text:style-name="Source_20_Text"><text:span text:style-name="T1">) as f:</text:span></text:span></text:p>
      <text:p text:style-name="P2"><text:span text:style-name="Source_20_Text"><text:span text:style-name="T1"><text:s text:c="8"/># 9. Считываем содержимое файла, удаляем начальные и конечные пробелы с помощью strip(), и сохраняем результат в переменную key.</text:span></text:span></text:p>
      <text:p text:style-name="P3"><text:span text:style-name="Source_20_Text"><text:span text:style-name="T1"><text:s text:c="8"/>key = f.read().strip()</text:span></text:span></text:p>
      <text:p text:style-name="P2"><text:span text:style-name="Source_20_Text"><text:span text:style-name="T1"><text:s text:c="8"/># 10. Сравниваем считанный ключ с ожидаемым значением "ABCD-1234-EFGH". <text:s/>Возвращаем True, если ключи совпадают, и False, если нет.</text:span></text:span></text:p>
      <text:p text:style-name="P2"><text:span text:style-name="Source_20_Text"><text:span text:style-name="T1"><text:s text:c="8"/>return key == </text:span></text:span><text:span text:style-name="Source_20_Text"><text:span text:style-name="T2">"ABCD-1234-EFGH"</text:span></text:span></text:p>
      <text:p text:style-name="P3"/>
      <text:p text:style-name="P2"><text:span text:style-name="Source_20_Text"><text:span text:style-name="T1"># 12. Определяем главную функцию main, которая содержит основную логику программы.</text:span></text:span></text:p>
      <text:p text:style-name="P2"><text:span text:style-name="Source_20_Text"><text:span text:style-name="T1">def main():</text:span></text:span></text:p>
      <text:p text:style-name="P2"><text:span text:style-name="Source_20_Text"><text:span text:style-name="T1"><text:s text:c="4"/># 13. Вызываем функцию check_license() для проверки лицензии. Если она возвращает False (лицензия недействительна или отсутствует).</text:span></text:span></text:p>
      <text:p text:style-name="P2"><text:span text:style-name="Source_20_Text"><text:span text:style-name="T1"><text:s text:c="4"/>if not check_license():</text:span></text:span></text:p>
      <text:p text:style-name="P2"><text:span text:style-name="Source_20_Text"><text:span text:style-name="T1"><text:s text:c="8"/># 14. Выводим сообщение о блокировке программы.</text:span></text:span></text:p>
      <text:p text:style-name="P2"><text:soft-page-break/><text:span text:style-name="Source_20_Text"><text:span text:style-name="T1"><text:s text:c="8"/>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2">"Программа заблокирована!"</text:span></text:span><text:span text:style-name="Source_20_Text"><text:span text:style-name="T1">)</text:span></text:span></text:p>
      <text:p text:style-name="P2"><text:span text:style-name="Source_20_Text"><text:span text:style-name="T1"><text:s text:c="8"/># 15. Завершаем выполнение программы.</text:span></text:span></text:p>
      <text:p text:style-name="P2"><text:span text:style-name="Source_20_Text"><text:span text:style-name="T1"><text:s text:c="8"/>return</text:span></text:span></text:p>
      <text:p text:style-name="P3"><text:span text:style-name="Source_20_Text"><text:span text:style-name="T1"><text:s text:c="4"/></text:span></text:span></text:p>
      <text:p text:style-name="P2"><text:span text:style-name="Source_20_Text"><text:span text:style-name="T1"><text:s text:c="4"/># 17. Если проверка лицензии прошла успешно, выводим сообщение о запуске программы.</text:span></text:span></text:p>
      <text:p text:style-name="P2"><text:span text:style-name="Source_20_Text"><text:span text:style-name="T1"><text:s text:c="4"/>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2">"Программа запущена!"</text:span></text:span><text:span text:style-name="Source_20_Text"><text:span text:style-name="T1">)</text:span></text:span></text:p>
      <text:p text:style-name="P2"><text:span text:style-name="Source_20_Text"><text:span text:style-name="T1"><text:s text:c="4"/># 18. Здесь должен быть основной код программы, который будет выполняться только после успешной проверки лицензии.</text:span></text:span></text:p>
      <text:p text:style-name="P3"/>
      <text:p text:style-name="P2"><text:span text:style-name="Source_20_Text"><text:span text:style-name="T1"># 20. Проверяем, является ли этот скрипт основным запускаемым файлом. Если да.</text:span></text:span></text:p>
      <text:p text:style-name="P2"><text:span text:style-name="Source_20_Text"><text:span text:style-name="T1">if __name__ == </text:span></text:span><text:span text:style-name="Source_20_Text"><text:span text:style-name="T2">"__main__"</text:span></text:span><text:span text:style-name="Source_20_Text"><text:span text:style-name="T1">:</text:span></text:span></text:p>
      <text:p text:style-name="P2"><text:span text:style-name="Source_20_Text"><text:span text:style-name="T1"><text:s text:c="4"/># 21. Вызываем функцию main(), чтобы запустить основную логику программы.</text:span></text:span></text:p>
      <text:p text:style-name="P3"><text:span text:style-name="Source_20_Text"><text:span text:style-name="T1"><text:s text:c="4"/>main()</text:span></text:span></text:p>
      <text:p text:style-name="P4"><text:span text:style-name="Strong_20_Emphasis">Проверка программы на трёх случаях:</text:span></text:p>
      <text:list text:style-name="L1">
        <text:list-item>
          <text:p text:style-name="P7"><text:span text:style-name="Strong_20_Emphasis">Нет файла лицензии:</text:span></text:p>
          <text:list>
            <text:list-item>
              <text:p text:style-name="P6"><text:span text:style-name="Strong_20_Emphasis">Действие:</text:span> Запускаем программу, не создавая файл <text:span text:style-name="Source_20_Text"><text:span text:style-name="T1">license.key</text:span></text:span>.</text:p>
            </text:list-item>
            <text:list-item>
              <text:p text:style-name="P6"><text:span text:style-name="Strong_20_Emphasis">Результат:</text:span> Выводится сообщение “Файл лицензии не найден!”, затем “Программа заблокирована!”. Программа завершает работу.</text:p>
            </text:list-item>
          </text:list>
        </text:list-item>
        <text:list-item>
          <text:p text:style-name="P7"><text:span text:style-name="Strong_20_Emphasis">Есть файл лицензии:</text:span></text:p>
          <text:list>
            <text:list-item>
              <text:p text:style-name="P6"><text:span text:style-name="Strong_20_Emphasis">Действие:</text:span> Создаем файл <text:span text:style-name="Source_20_Text"><text:span text:style-name="T1">license.key</text:span></text:span> с содержимым <text:span text:style-name="Source_20_Text"><text:span text:style-name="T1">ABCD-1234-EFGH</text:span></text:span>. Запускаем программу.</text:p>
            </text:list-item>
            <text:list-item>
              <text:p text:style-name="P6"><text:span text:style-name="Strong_20_Emphasis">Результат:</text:span> Выводится сообщение “Программа запущена!”.</text:p>
            </text:list-item>
          </text:list>
        </text:list-item>
        <text:list-item>
          <text:p text:style-name="P7"><text:span text:style-name="Strong_20_Emphasis">Лицензия не соответствует:</text:span></text:p>
          <text:list>
            <text:list-item>
              <text:p text:style-name="P6"><text:span text:style-name="Strong_20_Emphasis">Действие:</text:span> Создаем файл <text:span text:style-name="Source_20_Text"><text:span text:style-name="T1">license.key</text:span></text:span> с содержимым, отличным от <text:span text:style-name="Source_20_Text"><text:span text:style-name="T1">ABCD-1234-EFGH</text:span></text:span>, например, <text:span text:style-name="Source_20_Text"><text:span text:style-name="T1">INVALID-KEY</text:span></text:span>. Запускаем программу.</text:p>
            </text:list-item>
            <text:list-item>
              <text:p text:style-name="P7"><text:span text:style-name="Strong_20_Emphasis">Результат:</text:span> Выводится сообщение “Программа заблокирована!”. Программа завершает работу.</text:p>
            </text:list-item>
          </text:list>
        </text:list-item>
      </text:list>
      <text:h text:style-name="P1" text:outline-level="2">Задача 4: Ответы на вопросы</text:h>
      <text:list text:style-name="L2">
        <text:list-item>
          <text:p text:style-name="P9"><text:span text:style-name="Strong_20_Emphasis">Каковы основные цели защиты программного обеспечения от исследования?</text:span></text:p>
          <text:list>
            <text:list-item>
              <text:p text:style-name="P8"><text:span text:style-name="Strong_20_Emphasis">Защита интеллектуальной собственности:</text:span> Предотвращение несанкционированного копирования, распространения и использования кода.</text:p>
            </text:list-item>
            <text:list-item>
              <text:p text:style-name="P8"><text:span text:style-name="Strong_20_Emphasis">Предотвращение пиратства:</text:span> Защита от создания и распространения нелицензионных копий.</text:p>
            </text:list-item>
            <text:list-item>
              <text:p text:style-name="P8"><text:soft-page-break/><text:span text:style-name="Strong_20_Emphasis">Защита от изменения и модификации:</text:span> Предотвращение изменения кода с целью обхода ограничений, добавления вредоносного функционала или кражи данных.</text:p>
            </text:list-item>
            <text:list-item>
              <text:p text:style-name="P8"><text:span text:style-name="Strong_20_Emphasis">Защита коммерческой тайны:</text:span> Предотвращение раскрытия алгоритмов, методов и других конфиденциальных данных.</text:p>
            </text:list-item>
            <text:list-item>
              <text:p text:style-name="P8"><text:span text:style-name="Strong_20_Emphasis">Поддержание конкурентного преимущества:</text:span> Защита уникальных технологий и решений от копирования конкурентами.</text:p>
            </text:list-item>
            <text:list-item>
              <text:p text:style-name="P8"><text:span text:style-name="Strong_20_Emphasis">Обеспечение безопасности:</text:span> Предотвращение выявления и эксплуатации уязвимостей в коде.</text:p>
            </text:list-item>
          </text:list>
        </text:list-item>
        <text:list-item>
          <text:p text:style-name="P9"><text:span text:style-name="Strong_20_Emphasis">Почему защита программного обеспечения важна для бизнеса?</text:span></text:p>
          <text:list>
            <text:list-item>
              <text:p text:style-name="P8"><text:span text:style-name="Strong_20_Emphasis">Сохранение прибыли:</text:span> Защита от пиратства и несанкционированного использования позволяет сохранить доходы от продаж лицензий.</text:p>
            </text:list-item>
            <text:list-item>
              <text:p text:style-name="P8"><text:span text:style-name="Strong_20_Emphasis">Укрепление репутации:</text:span> Защита от взлома и модификации предотвращает распространение вредоносного ПО под видом легитимного, что может нанести ущерб репутации компании.</text:p>
            </text:list-item>
            <text:list-item>
              <text:p text:style-name="P8"><text:span text:style-name="Strong_20_Emphasis">Защита интеллектуальной собственности:</text:span> Обеспечивает конкурентное преимущество и предотвращает потерю ценных активов.</text:p>
            </text:list-item>
            <text:list-item>
              <text:p text:style-name="P8"><text:span text:style-name="Strong_20_Emphasis">Соблюдение законодательства:</text:span> Защита данных пользователей и соблюдение лицензионных соглашений.</text:p>
            </text:list-item>
            <text:list-item>
              <text:p text:style-name="P8"><text:span text:style-name="Strong_20_Emphasis">Снижение рисков:</text:span> Предотвращение утечек конфиденциальной информации и ущерба от кибератак.</text:p>
            </text:list-item>
          </text:list>
        </text:list-item>
        <text:list-item>
          <text:p text:style-name="P9"><text:span text:style-name="Strong_20_Emphasis">Какие риски могут возникнуть при отсутствии защиты программ?</text:span></text:p>
          <text:list>
            <text:list-item>
              <text:p text:style-name="P8"><text:span text:style-name="Strong_20_Emphasis">Пиратство и несанкционированное распространение:</text:span> Потеря доходов от продаж.</text:p>
            </text:list-item>
            <text:list-item>
              <text:p text:style-name="P8"><text:span text:style-name="Strong_20_Emphasis">Реверс-инжиниринг и кража интеллектуальной собственности:</text:span> Копирование алгоритмов и методов конкурентами.</text:p>
            </text:list-item>
            <text:list-item>
              <text:p text:style-name="P8"><text:span text:style-name="Strong_20_Emphasis">Модификация и распространение вредоносного ПО:</text:span> Ущерб репутации и потеря доверия пользователей.</text:p>
            </text:list-item>
            <text:list-item>
              <text:p text:style-name="P8"><text:span text:style-name="Strong_20_Emphasis">Обход лицензионных ограничений:</text:span> Использование ПО без оплаты.</text:p>
            </text:list-item>
            <text:list-item>
              <text:p text:style-name="P8"><text:span text:style-name="Strong_20_Emphasis">Утечка конфиденциальных данных:</text:span> Потеря данных пользователей и нарушение законодательства.</text:p>
            </text:list-item>
            <text:list-item>
              <text:p text:style-name="P8"><text:span text:style-name="Strong_20_Emphasis">Компрометация системы:</text:span> Использование уязвимостей для получения несанкционированного доступа к системе.</text:p>
            </text:list-item>
          </text:list>
        </text:list-item>
        <text:list-item>
          <text:p text:style-name="P9"><text:span text:style-name="Strong_20_Emphasis">Что такое реверс-инжиниринг и как он может угрожать безопасности программ?</text:span></text:p>
          <text:list>
            <text:list-item>
              <text:p text:style-name="P8"><text:span text:style-name="Strong_20_Emphasis">Реверс-инжиниринг</text:span> (обратная разработка) - это процесс анализа программного обеспечения для понимания его структуры, функциональности и принципов работы, зачастую без доступа к исходному коду.</text:p>
            </text:list-item>
            <text:list-item>
              <text:p text:style-name="P8"><text:span text:style-name="Strong_20_Emphasis">Угрозы безопасности:</text:span></text:p>
              <text:list>
                <text:list-item>
                  <text:p text:style-name="P8"><text:span text:style-name="Strong_20_Emphasis">Обнаружение уязвимостей:</text:span> Реверс-инжиниринг позволяет злоумышленникам находить уязвимости в коде, которые можно использовать для атак.</text:p>
                </text:list-item>
                <text:list-item>
                  <text:p text:style-name="P8"><text:soft-page-break/><text:span text:style-name="Strong_20_Emphasis">Обход защиты:</text:span> Позволяет обходить механизмы защиты, такие как лицензирование и DRM.</text:p>
                </text:list-item>
                <text:list-item>
                  <text:p text:style-name="P8"><text:span text:style-name="Strong_20_Emphasis">Кража алгоритмов и интеллектуальной собственности:</text:span> Позволяет копировать уникальные алгоритмы и методы, разработанные компанией.</text:p>
                </text:list-item>
                <text:list-item>
                  <text:p text:style-name="P8"><text:span text:style-name="Strong_20_Emphasis">Модификация кода:</text:span> Позволяет модифицировать код для добавления вредоносного функционала или обхода ограничений.</text:p>
                </text:list-item>
              </text:list>
            </text:list-item>
          </text:list>
        </text:list-item>
        <text:list-item>
          <text:p text:style-name="P9"><text:span text:style-name="Strong_20_Emphasis">Какие основные методы реверс-инжиниринга существуют?</text:span></text:p>
          <text:list>
            <text:list-item>
              <text:p text:style-name="P8"><text:span text:style-name="Strong_20_Emphasis">Статический анализ:</text:span> Анализ кода программы без ее запуска. Используются дизассемблеры и декомпиляторы для просмотра и анализа кода.</text:p>
            </text:list-item>
            <text:list-item>
              <text:p text:style-name="P8"><text:span text:style-name="Strong_20_Emphasis">Динамический анализ:</text:span> Анализ программы во время ее выполнения. Используются отладчики (debuggers) для отслеживания работы программы, значений переменных и потока управления.</text:p>
            </text:list-item>
            <text:list-item>
              <text:p text:style-name="P8"><text:span text:style-name="Strong_20_Emphasis">Анализ трафика:</text:span> Перехват и анализ сетевого трафика, генерируемого программой, для понимания ее взаимодействия с другими системами.</text:p>
            </text:list-item>
            <text:list-item>
              <text:p text:style-name="P8"><text:span text:style-name="Strong_20_Emphasis">Анализ файлов:</text:span> Анализ структуры файлов, используемых программой (конфигурационные файлы, базы данных и т.д.), для получения информации о ее работе.</text:p>
            </text:list-item>
            <text:list-item>
              <text:p text:style-name="P8"><text:span text:style-name="Strong_20_Emphasis">Символьное исполнение:</text:span> Использование математических методов для анализа всех возможных путей выполнения программы.</text:p>
            </text:list-item>
          </text:list>
        </text:list-item>
        <text:list-item>
          <text:p text:style-name="P9"><text:span text:style-name="Strong_20_Emphasis">Какие уязвимости могут быть выявлены в недостаточно защищенных программах?</text:span></text:p>
          <text:list>
            <text:list-item>
              <text:p text:style-name="P8"><text:span text:style-name="Strong_20_Emphasis">Переполнение буфера:</text:span> Запись данных за пределы выделенной области памяти.</text:p>
            </text:list-item>
            <text:list-item>
              <text:p text:style-name="P8"><text:span text:style-name="Strong_20_Emphasis">SQL-инъекции:</text:span> Внедрение вредоносного SQL-кода в запросы к базе данных.</text:p>
            </text:list-item>
            <text:list-item>
              <text:p text:style-name="P8"><text:span text:style-name="Strong_20_Emphasis">Межсайтовый скриптинг (XSS):</text:span> Внедрение вредоносного JavaScript-кода на веб-страницы.</text:p>
            </text:list-item>
            <text:list-item>
              <text:p text:style-name="P8"><text:span text:style-name="Strong_20_Emphasis">Межсайтовая подделка запросов (CSRF):</text:span> Использование аутентифицированного сеанса пользователя для выполнения несанкционированных действий.</text:p>
            </text:list-item>
            <text:list-item>
              <text:p text:style-name="P8"><text:span text:style-name="Strong_20_Emphasis">Недостаточная аутентификация и авторизация:</text:span> Обход механизмов аутентификации и получение доступа к ресурсам без надлежащих прав.</text:p>
            </text:list-item>
            <text:list-item>
              <text:p text:style-name="P8"><text:span text:style-name="Strong_20_Emphasis">Уязвимости внедрения кода:</text:span> Выполнение произвольного кода на сервере.</text:p>
            </text:list-item>
            <text:list-item>
              <text:p text:style-name="P8"><text:span text:style-name="Strong_20_Emphasis">Небезопасная десериализация:</text:span> Выполнение произвольного кода при десериализации данных.</text:p>
            </text:list-item>
            <text:list-item>
              <text:p text:style-name="P8"><text:span text:style-name="Strong_20_Emphasis">Использование устаревших компонентов:</text:span> Использование библиотек и компонентов с известными уязвимостями.</text:p>
            </text:list-item>
          </text:list>
        </text:list-item>
        <text:list-item>
          <text:p text:style-name="P9"><text:span text:style-name="Strong_20_Emphasis">Какие методы защиты программного обеспечения наиболее распространены?</text:span></text:p>
          <text:list>
            <text:list-item>
              <text:p text:style-name="P8"><text:span text:style-name="Strong_20_Emphasis">Лицензирование:</text:span> Ограничение использования ПО условиями лицензии.</text:p>
            </text:list-item>
            <text:list-item>
              <text:p text:style-name="P8"><text:span text:style-name="Strong_20_Emphasis">Шифрование:</text:span> Защита данных и кода от несанкционированного доступа.</text:p>
            </text:list-item>
            <text:list-item>
              <text:p text:style-name="P8"><text:span text:style-name="Strong_20_Emphasis">Обфускация:</text:span> Запутывание кода для затруднения его анализа.</text:p>
            </text:list-item>
            <text:list-item>
              <text:p text:style-name="P8"><text:span text:style-name="Strong_20_Emphasis">Водяные знаки (Watermarking):</text:span> Встраивание уникальной информации в код для отслеживания несанкционированного копирования.</text:p>
            </text:list-item>
            <text:list-item>
              <text:p text:style-name="P8"><text:soft-page-break/><text:span text:style-name="Strong_20_Emphasis">Виртуализация и контейнеризация:</text:span> Изоляция программы в защищенной среде.</text:p>
            </text:list-item>
            <text:list-item>
              <text:p text:style-name="P8"><text:span text:style-name="Strong_20_Emphasis">Многофакторная аутентификация:</text:span> Использование нескольких факторов для подтверждения личности пользователя.</text:p>
            </text:list-item>
            <text:list-item>
              <text:p text:style-name="P8"><text:span text:style-name="Strong_20_Emphasis">Системы обнаружения вторжений (IDS) и системы предотвращения вторжений (IPS):</text:span> Мониторинг сетевого трафика и выявление подозрительной активности.</text:p>
            </text:list-item>
            <text:list-item>
              <text:p text:style-name="P8"><text:span text:style-name="Strong_20_Emphasis">Методы защиты от отладки (Anti-Debugging):</text:span> Обнаружение и предотвращение отладки программы.</text:p>
            </text:list-item>
            <text:list-item>
              <text:p text:style-name="P8"><text:span text:style-name="Strong_20_Emphasis">Защита памяти:</text:span> Предотвращение эксплуатации уязвимостей, связанных с памятью (например, переполнение буфера).</text:p>
            </text:list-item>
          </text:list>
        </text:list-item>
        <text:list-item>
          <text:p text:style-name="P9"><text:span text:style-name="Strong_20_Emphasis">Как работает шифрование данных, и какие есть его основные виды?</text:span></text:p>
          <text:list>
            <text:list-item>
              <text:p text:style-name="P8"><text:span text:style-name="Strong_20_Emphasis">Как работает:</text:span> Шифрование - это процесс преобразования данных в нечитаемый формат (шифротекст) с использованием алгоритма шифрования и ключа. Только обладатель ключа может расшифровать данные и вернуть их в исходное состояние (открытый текст).</text:p>
            </text:list-item>
            <text:list-item>
              <text:p text:style-name="P8"><text:span text:style-name="Strong_20_Emphasis">Основные виды:</text:span></text:p>
              <text:list>
                <text:list-item>
                  <text:p text:style-name="P8"><text:span text:style-name="Strong_20_Emphasis">Симметричное шифрование:</text:span> Используется один и тот же ключ для шифрования и расшифрования. Быстрый, но требует безопасной передачи ключа. Примеры: AES, DES.</text:p>
                </text:list-item>
                <text:list-item>
                  <text:p text:style-name="P8"><text:span text:style-name="Strong_20_Emphasis">Асимметричное шифрование:</text:span> Используется два ключа: открытый (public) и закрытый (private). Открытый ключ используется для шифрования, закрытый - для расшифрования. Более медленный, но не требует безопасной передачи ключа. Примеры: RSA, ECC.</text:p>
                </text:list-item>
                <text:list-item>
                  <text:p text:style-name="P8"><text:span text:style-name="Strong_20_Emphasis">Хеширование:</text:span> Одностороннее преобразование данных в уникальный хеш-код. Используется для проверки целостности данных и хранения паролей. Примеры: SHA-256, MD5.</text:p>
                </text:list-item>
              </text:list>
            </text:list-item>
          </text:list>
        </text:list-item>
        <text:list-item>
          <text:p text:style-name="P9"><text:span text:style-name="Strong_20_Emphasis">Что такое обфускация кода и как она помогает защитить программы?</text:span></text:p>
          <text:list>
            <text:list-item>
              <text:p text:style-name="P8"><text:span text:style-name="Strong_20_Emphasis">Обфускация кода</text:span> - это процесс преобразования исходного кода программы в форму, которая сложна для понимания, но при этом сохраняет функциональность программы.</text:p>
            </text:list-item>
            <text:list-item>
              <text:p text:style-name="P8"><text:span text:style-name="Strong_20_Emphasis">Как помогает защитить:</text:span></text:p>
              <text:list>
                <text:list-item>
                  <text:p text:style-name="P8"><text:span text:style-name="Strong_20_Emphasis">Затрудняет реверс-инжиниринг:</text:span> Сложнее понять логику работы программы и найти уязвимости.</text:p>
                </text:list-item>
                <text:list-item>
                  <text:p text:style-name="P8"><text:span text:style-name="Strong_20_Emphasis">Защищает интеллектуальную собственность:</text:span> Сложнее скопировать алгоритмы и методы.</text:p>
                </text:list-item>
                <text:list-item>
                  <text:p text:style-name="P8"><text:span text:style-name="Strong_20_Emphasis">Предотвращает несанкционированное изменение кода:</text:span> Сложнее изменить код без нарушения его функциональности.</text:p>
                </text:list-item>
              </text:list>
            </text:list-item>
          </text:list>
        </text:list-item>
        <text:list-item>
          <text:p text:style-name="P9"><text:span text:style-name="Strong_20_Emphasis">Какие инструменты можно использовать для обфускации кода?</text:span></text:p>
          <text:list>
            <text:list-item>
              <text:p text:style-name="P8"><text:span text:style-name="Strong_20_Emphasis">Java:</text:span> ProGuard, DexGuard.</text:p>
            </text:list-item>
            <text:list-item>
              <text:p text:style-name="P8"><text:span text:style-name="Strong_20_Emphasis">.NET:</text:span> Dotfuscator, ConfuserEx.</text:p>
            </text:list-item>
            <text:list-item>
              <text:p text:style-name="P8"><text:span text:style-name="Strong_20_Emphasis">JavaScript:</text:span> UglifyJS, Terser, Babel (с плагинами обфускации).</text:p>
            </text:list-item>
            <text:list-item>
              <text:p text:style-name="P8"><text:soft-page-break/><text:span text:style-name="Strong_20_Emphasis">Python:</text:span> pyarmor, pyminifier.</text:p>
            </text:list-item>
            <text:list-item>
              <text:p text:style-name="P8"><text:span text:style-name="Strong_20_Emphasis">C/C++:</text:span> LLVM Obfuscator.</text:p>
            </text:list-item>
            <text:list-item>
              <text:p text:style-name="P8"><text:span text:style-name="Strong_20_Emphasis">Общие инструменты:</text:span> Zelix KlassMaster.</text:p>
            </text:list-item>
          </text:list>
        </text:list-item>
        <text:list-item>
          <text:p text:style-name="P9"><text:span text:style-name="Strong_20_Emphasis">Как можно использовать лицензирование для защиты программного обеспечения?</text:span></text:p>
          <text:list>
            <text:list-item>
              <text:p text:style-name="P8"><text:span text:style-name="Strong_20_Emphasis">Определение условий использования:</text:span> Лицензия определяет права пользователя на использование программного обеспечения, включая ограничения на копирование, распространение, изменение и использование в коммерческих целях.</text:p>
            </text:list-item>
            <text:list-item>
              <text:p text:style-name="P8"><text:span text:style-name="Strong_20_Emphasis">Ограничение доступа:</text:span> Лицензии могут ограничивать доступ к программному обеспечению определенным пользователям, организациям или устройствам.</text:p>
            </text:list-item>
            <text:list-item>
              <text:p text:style-name="P8"><text:span text:style-name="Strong_20_Emphasis">Контроль использования:</text:span> Лицензии могут ограничивать количество одновременных пользователей, время использования или функциональность программного обеспечения.</text:p>
            </text:list-item>
            <text:list-item>
              <text:p text:style-name="P8"><text:span text:style-name="Strong_20_Emphasis">Защита от пиратства:</text:span> Лицензии могут содержать механизмы защиты от несанкционированного копирования и распространения программного обеспечения.</text:p>
            </text:list-item>
            <text:list-item>
              <text:p text:style-name="P8"><text:span text:style-name="Strong_20_Emphasis">Юридическая защита:</text:span> Лицензия является юридическим документом, который позволяет правообладателю защищать свои права на программное обеспечение в суде.</text:p>
            </text:list-item>
          </text:list>
        </text:list-item>
        <text:list-item>
          <text:p text:style-name="P9"><text:span text:style-name="Strong_20_Emphasis">Какие типы лицензий наиболее эффективны для защиты программ?</text:span></text:p>
          <text:list>
            <text:list-item>
              <text:p text:style-name="P8"><text:span text:style-name="Strong_20_Emphasis">Проприетарные (коммерческие) лицензии:</text:span> Предоставляют ограниченные права пользователям, обычно запрещают копирование, распространение и изменение кода. Эффективны для защиты коммерческой тайны и максимизации прибыли.</text:p>
            </text:list-item>
            <text:list-item>
              <text:p text:style-name="P8"><text:span text:style-name="Strong_20_Emphasis">Лицензии с открытым исходным кодом (OSS):</text:span> Предоставляют пользователям широкие права, включая право на копирование, распространение, изменение и использование кода. Существуют различные типы OSS лицензий (например, GPL, MIT, Apache), отличающиеся по условиям использования. Эффективны для стимулирования разработки и распространения программного обеспечения, но не обеспечивают такой же уровень защиты интеллектуальной собственности, как проприетарные лицензии.</text:p>
            </text:list-item>
            <text:list-item>
              <text:p text:style-name="P8"><text:span text:style-name="Strong_20_Emphasis">Сетевые лицензии:</text:span> Позволяют использовать программное обеспечение определенному количеству пользователей в сети.</text:p>
            </text:list-item>
            <text:list-item>
              <text:p text:style-name="P8"><text:span text:style-name="Strong_20_Emphasis">Лицензии на устройство:</text:span> Привязывают использование программного обеспечения к конкретному устройству.</text:p>
            </text:list-item>
            <text:list-item>
              <text:p text:style-name="P8"><text:span text:style-name="Strong_20_Emphasis">Лицензии с ограниченным сроком действия:</text:span> Позволяют использовать программное обеспечение в течение определенного периода времени.</text:p>
            </text:list-item>
          </text:list>
        </text:list-item>
        <text:list-item>
          <text:p text:style-name="P9"><text:span text:style-name="Strong_20_Emphasis">Как тестировать защитные механизмы программы на уязвимости?</text:span></text:p>
          <text:list>
            <text:list-item>
              <text:p text:style-name="P8"><text:soft-page-break/><text:span text:style-name="Strong_20_Emphasis">Тестирование на проникновение (Penetration testing):</text:span> Имитация реальной атаки на программу для выявления уязвимостей и оценки эффективности защитных механизмов.</text:p>
            </text:list-item>
            <text:list-item>
              <text:p text:style-name="P8"><text:span text:style-name="Strong_20_Emphasis">Анализ уязвимостей (Vulnerability assessment):</text:span> Использование автоматизированных инструментов и ручных методов для выявления известных уязвимостей в коде, конфигурации и зависимостях программы.</text:p>
            </text:list-item>
            <text:list-item>
              <text:p text:style-name="P8"><text:span text:style-name="Strong_20_Emphasis">Фаззинг (Fuzzing):</text:span> Генерация случайных или невалидных входных данных для программы с целью выявления ошибок и уязвимостей, связанных с обработкой входных данных.</text:p>
            </text:list-item>
            <text:list-item>
              <text:p text:style-name="P8"><text:span text:style-name="Strong_20_Emphasis">Статический анализ кода:</text:span> Анализ исходного кода программы без ее выполнения для выявления потенциальных уязвимостей и ошибок.</text:p>
            </text:list-item>
            <text:list-item>
              <text:p text:style-name="P8"><text:span text:style-name="Strong_20_Emphasis">Динамический анализ кода:</text:span> Анализ программы во время ее выполнения для выявления уязвимостей, связанных с памятью, потоками управления и другими динамическими аспектами программы.</text:p>
            </text:list-item>
            <text:list-item>
              <text:p text:style-name="P8"><text:span text:style-name="Strong_20_Emphasis">Обратная разработка (Reverse engineering):</text:span> Анализ программы для понимания ее структуры и функциональности, что может помочь в выявлении уязвимостей.</text:p>
            </text:list-item>
          </text:list>
        </text:list-item>
        <text:list-item>
          <text:p text:style-name="P9"><text:span text:style-name="Strong_20_Emphasis">В чем заключается важность проведения регулярных аудитов безопасности программ?</text:span></text:p>
          <text:list>
            <text:list-item>
              <text:p text:style-name="P8"><text:span text:style-name="Strong_20_Emphasis">Выявление новых уязвимостей:</text:span> Регулярные аудиты позволяют выявлять новые уязвимости, которые могли появиться после предыдущего аудита, например, из-за обновления кода или изменений в инфраструктуре.</text:p>
            </text:list-item>
            <text:list-item>
              <text:p text:style-name="P8"><text:span text:style-name="Strong_20_Emphasis">Оценка эффективности защитных механизмов:</text:span> Аудиты позволяют оценить эффективность существующих защитных механизмов и выявить области, требующие улучшения.</text:p>
            </text:list-item>
            <text:list-item>
              <text:p text:style-name="P8"><text:span text:style-name="Strong_20_Emphasis">Соответствие стандартам безопасности:</text:span> Аудиты помогают обеспечить соответствие программы стандартам безопасности и нормативным требованиям.</text:p>
            </text:list-item>
            <text:list-item>
              <text:p text:style-name="P8"><text:span text:style-name="Strong_20_Emphasis">Снижение рисков:</text:span> Регулярные аудиты позволяют снизить риски, связанные с кибератаками и утечками данных.</text:p>
            </text:list-item>
            <text:list-item>
              <text:p text:style-name="P8"><text:span text:style-name="Strong_20_Emphasis">Улучшение репутации:</text:span> Демонстрация приверженности безопасности может улучшить репутацию компании и повысить доверие клиентов.</text:p>
            </text:list-item>
          </text:list>
        </text:list-item>
        <text:list-item>
          <text:p text:style-name="P9"><text:span text:style-name="Strong_20_Emphasis">Как автоматизированное тестирование может помочь в оценке защиты программ?</text:span></text:p>
          <text:list>
            <text:list-item>
              <text:p text:style-name="P8"><text:span text:style-name="Strong_20_Emphasis">Быстрое выявление уязвимостей:</text:span> Автоматизированные инструменты могут быстро сканировать код и конфигурацию программы на наличие известных уязвимостей.</text:p>
            </text:list-item>
            <text:list-item>
              <text:p text:style-name="P8"><text:span text:style-name="Strong_20_Emphasis">Масштабируемость:</text:span> Автоматизированные тесты можно легко масштабировать для проверки больших объемов кода и сложных систем.</text:p>
            </text:list-item>
            <text:list-item>
              <text:p text:style-name="P8"><text:span text:style-name="Strong_20_Emphasis">Повторяемость:</text:span> Автоматизированные тесты можно выполнять повторно для проверки изменений в коде и конфигурации на наличие новых уязвимостей.</text:p>
            </text:list-item>
            <text:list-item>
              <text:p text:style-name="P8"><text:span text:style-name="Strong_20_Emphasis">Снижение затрат:</text:span> Автоматизированное тестирование может снизить затраты на тестирование безопасности, так как требует меньше ручной работы.</text:p>
            </text:list-item>
            <text:list-item>
              <text:p text:style-name="P8"><text:soft-page-break/><text:span text:style-name="Strong_20_Emphasis">Интеграция с CI/CD:</text:span> Автоматизированные тесты можно интегрировать в процесс CI/CD (непрерывная интеграция и непрерывная доставка) для автоматической проверки безопасности каждой сборки программы.</text:p>
            </text:list-item>
          </text:list>
        </text:list-item>
        <text:list-item>
          <text:p text:style-name="P9"><text:span text:style-name="Strong_20_Emphasis">Можете ли привести примеры успешных практик защиты программного обеспечения?</text:span></text:p>
          <text:list>
            <text:list-item>
              <text:p text:style-name="P8"><text:span text:style-name="Strong_20_Emphasis">Microsoft Security Development Lifecycle (SDL):</text:span> Комплексный подход к разработке безопасного программного обеспечения, включающий требования безопасности на каждом этапе жизненного цикла разработки.</text:p>
            </text:list-item>
            <text:list-item>
              <text:p text:style-name="P8"><text:span text:style-name="Strong_20_Emphasis">OWASP (Open Web Application Security Project):</text:span> Некоммерческая организация, предоставляющая ресурсы и инструменты для повышения безопасности веб-приложений, включая руководства по безопасной разработке, списки наиболее распространенных уязвимостей и инструменты тестирования безопасности.</text:p>
            </text:list-item>
            <text:list-item>
              <text:p text:style-name="P8"><text:span text:style-name="Strong_20_Emphasis">Google Project Zero:</text:span> Команда исследователей безопасности, занимающаяся поиском и устранением уязвимостей в программном обеспечении, включая операционные системы, веб-браузеры и другие популярные приложения.</text:p>
            </text:list-item>
            <text:list-item>
              <text:p text:style-name="P8"><text:span text:style-name="Strong_20_Emphasis">Использование языков программирования с безопасной памятью (например, Rust):</text:span> Языки программирования, которые автоматически управляют памятью и предотвращают ошибки, связанные с памятью, такие как переполнение буфера и утечки памяти.</text:p>
            </text:list-item>
            <text:list-item>
              <text:p text:style-name="P8"><text:span text:style-name="Strong_20_Emphasis">Регулярные обновления безопасности:</text:span> Быстрое исправление уязвимостей, обнаруженных в программном обеспечении.</text:p>
            </text:list-item>
          </text:list>
        </text:list-item>
        <text:list-item>
          <text:p text:style-name="P9"><text:span text:style-name="Strong_20_Emphasis">Как можно адаптировать методы защиты в зависимости от типа программного обеспечения?</text:span></text:p>
          <text:list>
            <text:list-item>
              <text:p text:style-name="P8"><text:span text:style-name="Strong_20_Emphasis">Веб-приложения:</text:span> Акцент на защите от XSS, SQL-инъекций, CSRF и других веб-уязвимостей. Использование средств защиты на уровне веб-сервера и фреймворка.</text:p>
            </text:list-item>
            <text:list-item>
              <text:p text:style-name="P8"><text:span text:style-name="Strong_20_Emphasis">Мобильные приложения:</text:span> Защита от реверс-инжиниринга, утечек данных, небезопасного хранения данных и уязвимостей API. Использование обфускации, шифрования и многофакторной аутентификации.</text:p>
            </text:list-item>
            <text:list-item>
              <text:p text:style-name="P8"><text:span text:style-name="Strong_20_Emphasis">Встроенное ПО:</text:span> Защита от физических атак, реверс-инжиниринга и модификации кода. Использование аппаратного шифрования, безопасной загрузки и механизмов защиты памяти.</text:p>
            </text:list-item>
            <text:list-item>
              <text:p text:style-name="P8"><text:span text:style-name="Strong_20_Emphasis">Облачные приложения:</text:span> Защита от утечек данных, несанкционированного доступа и атак на инфраструктуру. Использование шифрования, контроля доступа и мониторинга безопасности.</text:p>
            </text:list-item>
            <text:list-item>
              <text:p text:style-name="P8"><text:span text:style-name="Strong_20_Emphasis">Десктопные приложения:</text:span> Защита от реверс-инжиниринга, пиратства и модификации кода. Использование обфускации, лицензирования и защиты от отладки.</text:p>
            </text:list-item>
          </text:list>
        </text:list-item>
        <text:list-item>
          <text:p text:style-name="P9"><text:span text:style-name="Strong_20_Emphasis">Какие известные случаи взлома программного обеспечения демонстрируют недостатки защиты?</text:span></text:p>
          <text:list>
            <text:list-item>
              <text:p text:style-name="P8"><text:soft-page-break/><text:span text:style-name="Strong_20_Emphasis">WannaCry (2017):</text:span> Шифровальщик, использовавший уязвимость EternalBlue в Windows, распространился по всему миру, зашифровав данные на сотнях тысяч компьютеров. Демонстрирует важность своевременного обновления безопасности и защиты от эксплуатации известных уязвимостей.</text:p>
            </text:list-item>
            <text:list-item>
              <text:p text:style-name="P8"><text:span text:style-name="Strong_20_Emphasis">Equifax (2017):</text:span> Утечка данных 147 миллионов пользователей из-за необновленной версии Apache Struts. Демонстрирует важность регулярного обновления компонентов и библиотек.</text:p>
            </text:list-item>
            <text:list-item>
              <text:p text:style-name="P8"><text:span text:style-name="Strong_20_Emphasis">SolarWinds (2020):</text:span> Вредоносный код был внедрен в обновления программного обеспечения SolarWinds Orion, что позволило злоумышленникам получить доступ к множеству правительственных и частных организаций. Демонстрирует важность проверки подлинности обновлений и защиты от атак на цепочку поставок программного обеспечения.</text:p>
            </text:list-item>
            <text:list-item>
              <text:p text:style-name="P8"><text:span text:style-name="Strong_20_Emphasis">NotPetya (2017):</text:span> Шифровальщик, замаскированный под программу для обновления бухгалтерского программного обеспечения, нанес огромный ущерб компаниям по всему миру. Демонстрирует важность защиты от социальной инженерии и использования вредоносного программного обеспечения.</text:p>
            </text:list-item>
            <text:list-item>
              <text:p text:style-name="P8"><text:span text:style-name="Strong_20_Emphasis">Heartbleed (2014):</text:span> Уязвимость в OpenSSL, позволявшая злоумышленникам получать доступ к конфиденциальной информации, включая пароли и ключи шифрования. Демонстрирует важность проверки кода на наличие ошибок и уязвимостей, связанных с памятью.</text:p>
            </text:list-item>
          </text:list>
        </text:list-item>
        <text:list-item>
          <text:p text:style-name="P9"><text:span text:style-name="Strong_20_Emphasis">Как современные технологии, такие как машинное обучение, могут улучшить защиту программ?</text:span></text:p>
          <text:list>
            <text:list-item>
              <text:p text:style-name="P8"><text:span text:style-name="Strong_20_Emphasis">Обнаружение аномалий:</text:span> Машинное обучение может использоваться для анализа поведения программ и выявления аномалий, которые могут указывать на атаку или уязвимость.</text:p>
            </text:list-item>
            <text:list-item>
              <text:p text:style-name="P8"><text:span text:style-name="Strong_20_Emphasis">Автоматическое выявление уязвимостей:</text:span> Машинное обучение может использоваться для анализа кода и выявления потенциальных уязвимостей, таких как переполнение буфера, SQL-инъекции и XSS.</text:p>
            </text:list-item>
            <text:list-item>
              <text:p text:style-name="P8"><text:span text:style-name="Strong_20_Emphasis">Улучшенная защита от вредоносного ПО:</text:span> Машинное обучение может использоваться для анализа файлов и выявления вредоносного кода на основе его характеристик и поведения.</text:p>
            </text:list-item>
            <text:list-item>
              <text:p text:style-name="P8"><text:span text:style-name="Strong_20_Emphasis">Адаптивная аутентификация:</text:span> Машинное обучение может использоваться для адаптивной аутентификации, которая учитывает контекст пользователя и устройства при принятии решения о предоставлении доступа.</text:p>
            </text:list-item>
            <text:list-item>
              <text:p text:style-name="P8"><text:span text:style-name="Strong_20_Emphasis">Автоматическая обфускация:</text:span> Машинное обучение может использоваться для автоматической генерации обфусцированного кода, который затрудняет реверс-инжиниринг.</text:p>
            </text:list-item>
          </text:list>
        </text:list-item>
        <text:list-item>
          <text:p text:style-name="P9"><text:span text:style-name="Strong_20_Emphasis">Какие существуют юридические аспекты защиты программного обеспечения?</text:span></text:p>
          <text:list>
            <text:list-item>
              <text:p text:style-name="P8"><text:span text:style-name="Strong_20_Emphasis">Авторское право:</text:span> Защищает исходный код программного обеспечения от несанкционированного копирования и распространения.</text:p>
            </text:list-item>
            <text:list-item>
              <text:p text:style-name="P8"><text:span text:style-name="Strong_20_Emphasis">Патентное право:</text:span> Защищает изобретения, реализованные в программном обеспечении.</text:p>
            </text:list-item>
            <text:list-item>
              <text:p text:style-name="P8"><text:soft-page-break/><text:span text:style-name="Strong_20_Emphasis">Закон о коммерческой тайне:</text:span> Защищает конфиденциальную информацию, такую как исходный код, алгоритмы и базы данных.</text:p>
            </text:list-item>
            <text:list-item>
              <text:p text:style-name="P8"><text:span text:style-name="Strong_20_Emphasis">Лицензионные соглашения:</text:span> Определяют условия использования программного обеспечения и предоставляют правообладателю юридические механизмы для защиты своих прав.</text:p>
            </text:list-item>
            <text:list-item>
              <text:p text:style-name="P8"><text:span text:style-name="Strong_20_Emphasis">Законы о кибербезопасности:</text:span> Защищают программное обеспечение от несанкционированного доступа, использования, изменения или уничтожения.</text:p>
            </text:list-item>
            <text:list-item>
              <text:p text:style-name="P8"><text:span text:style-name="Strong_20_Emphasis">GDPR и другие законы о защите данных:</text:span> Требуют от компаний защищать данные пользователей, которые обрабатывает программное обеспечение.</text:p>
            </text:list-item>
          </text:list>
        </text:list-item>
        <text:list-item>
          <text:p text:style-name="P9"><text:span text:style-name="Strong_20_Emphasis">Какие новые тренды в защите программного обеспечения наблюдаются сегодня?</text:span></text:p>
          <text:list>
            <text:list-item>
              <text:p text:style-name="P8"><text:span text:style-name="Strong_20_Emphasis">DevSecOps:</text:span> Интеграция безопасности в процесс разработки программного обеспечения с самого начала.</text:p>
            </text:list-item>
            <text:list-item>
              <text:p text:style-name="P8"><text:span text:style-name="Strong_20_Emphasis">Zero Trust Security:</text:span> Модель безопасности, которая предполагает, что ни один пользователь или устройство не является доверенным по умолчанию.</text:p>
            </text:list-item>
            <text:list-item>
              <text:p text:style-name="P8"><text:span text:style-name="Strong_20_Emphasis">Runtime Application Self-Protection (RASP):</text:span> Технология, которая защищает приложения во время их выполнения, выявляя и блокируя атаки в режиме реального времени.</text:p>
            </text:list-item>
            <text:list-item>
              <text:p text:style-name="P8"><text:span text:style-name="Strong_20_Emphasis">Application Shielding:</text:span> Технология, которая защищает мобильные приложения от реверс-инжиниринга, подделки и других атак.</text:p>
            </text:list-item>
            <text:list-item>
              <text:p text:style-name="P8"><text:span text:style-name="Strong_20_Emphasis">Использование машинного обучения для обнаружения и предотвращения атак:</text:span> Использование машинного обучения для анализа поведения программ и выявления аномалий, которые могут указывать на атаку или уязвимость.</text:p>
            </text:list-item>
            <text:list-item>
              <text:p text:style-name="P8"><text:span text:style-name="Strong_20_Emphasis">Усиление защиты цепочки поставок программного обеспечения:</text:span> Принятие мер для защиты от атак на цепочку поставок программного обеспечения, таких как внедрение вредоносного кода в обновления программного обеспечения.</text:p>
            </text:list-item>
            <text:list-item>
              <text:p text:style-name="P8"><text:span text:style-name="Strong_20_Emphasis">Использование языков программирования с безопасной памятью (например, Rust):</text:span> Языки программирования, которые автоматически управляют памятью и предотвращают ошибки, связанные с памятью, такие как переполнение буфера и утечки памяти.</text:p>
            </text:list-item>
          </text:list>
        </text:list-item>
        <text:list-item>
          <text:p text:style-name="P9"><text:span text:style-name="Strong_20_Emphasis">Как развитие технологий влияет на методы защиты программ от реверс-инжиниринга?</text:span></text:p>
          <text:list>
            <text:list-item>
              <text:p text:style-name="P8"><text:span text:style-name="Strong_20_Emphasis">Усложнение методов обфускации:</text:span> Развитие технологий машинного обучения позволяет создавать более сложные и эффективные методы обфускации, которые затрудняют реверс-инжиниринг.</text:p>
            </text:list-item>
            <text:list-item>
              <text:p text:style-name="P8"><text:span text:style-name="Strong_20_Emphasis">Аппаратная защита:</text:span> Использование аппаратных средств для защиты кода и данных от несанкционированного доступа. Например, Trusted Platform Module (TPM) может использоваться для безопасного хранения ключей шифрования и проверки подлинности кода.</text:p>
            </text:list-item>
            <text:list-item>
              <text:p text:style-name="P8"><text:span text:style-name="Strong_20_Emphasis">Виртуализация и контейнеризация:</text:span> Изоляция программного обеспечения в защищенной среде, которая затрудняет реверс-инжиниринг и модификацию кода.</text:p>
            </text:list-item>
            <text:list-item>
              <text:p text:style-name="P8"><text:soft-page-break/><text:span text:style-name="Strong_20_Emphasis">Белый ящик шифрование (White-box cryptography):</text:span> Разработка алгоритмов шифрования, которые устойчивы к атакам в среде, где злоумышленник имеет полный доступ к коду и данным.</text:p>
            </text:list-item>
            <text:list-item>
              <text:p text:style-name="P8"><text:span text:style-name="Strong_20_Emphasis">Polyhedral Compilation:</text:span> Использование математических методов для оптимизации и преобразования кода, что затрудняет его анализ и понимание.</text:p>
            </text:list-item>
          </text:list>
        </text:list-item>
        <text:list-item>
          <text:p text:style-name="P9"><text:span text:style-name="Strong_20_Emphasis">Какие уязвимости могут появиться с развитием IoT и AI в программном обеспечении?</text:span></text:p>
          <text:list>
            <text:list-item>
              <text:p text:style-name="P8"><text:span text:style-name="Strong_20_Emphasis">IoT:</text:span></text:p>
              <text:list>
                <text:list-item>
                  <text:p text:style-name="P8"><text:span text:style-name="Strong_20_Emphasis">Недостаточная аутентификация и авторизация:</text:span> Слабые пароли, отсутствие многофакторной аутентификации и неправильная конфигурация прав доступа могут позволить злоумышленникам получить несанкционированный доступ к устройствам IoT.</text:p>
                </text:list-item>
                <text:list-item>
                  <text:p text:style-name="P8"><text:span text:style-name="Strong_20_Emphasis">Небезопасное хранение данных:</text:span> Устройства IoT могут хранить конфиденциальные данные, такие как личная информация пользователей, пароли и ключи шифрования. Если эти данные хранятся небезопасно, они могут быть украдены злоумышленниками.</text:p>
                </text:list-item>
                <text:list-item>
                  <text:p text:style-name="P8"><text:span text:style-name="Strong_20_Emphasis">Уязвимости протоколов связи:</text:span> Устройства IoT часто используют протоколы связи, такие как Bluetooth, Wi-Fi и Zigbee, которые могут иметь уязвимости, позволяющие злоумышленникам перехватывать или манипулировать трафиком.</text:p>
                </text:list-item>
                <text:list-item>
                  <text:p text:style-name="P8"><text:span text:style-name="Strong_20_Emphasis">Отсутствие обновлений безопасности:</text:span> Многие устройства IoT не получают регулярные обновления безопасности, что делает их уязвимыми для атак с использованием известных уязвимостей.</text:p>
                </text:list-item>
                <text:list-item>
                  <text:p text:style-name="P8"><text:span text:style-name="Strong_20_Emphasis">DDoS-атаки с использованием устройств IoT:</text:span> Злоумышленники могут использовать уязвимые устройства IoT для организации DDoS-атак, которые могут вывести из строя веб-сайты и другие онлайн-сервисы.</text:p>
                </text:list-item>
              </text:list>
            </text:list-item>
            <text:list-item>
              <text:p text:style-name="P8"><text:span text:style-name="Strong_20_Emphasis">AI:</text:span></text:p>
              <text:list>
                <text:list-item>
                  <text:p text:style-name="P8"><text:span text:style-name="Strong_20_Emphasis">Атаки на данные:</text:span> Злоумышленники могут манипулировать данными, используемыми для обучения моделей машинного обучения, чтобы изменить их поведение.</text:p>
                </text:list-item>
                <text:list-item>
                  <text:p text:style-name="P8"><text:span text:style-name="Strong_20_Emphasis">Атаки на модели:</text:span> Злоумышленники могут использовать реверс-инжиниринг для получения информации о моделях машинного обучения, что может позволить им создавать атаки, направленные на конкретные уязвимости.</text:p>
                </text:list-item>
                <text:list-item>
                  <text:p text:style-name="P8"><text:span text:style-name="Strong_20_Emphasis">Атаки на конфиденциальность:</text:span> Модели машинного обучения могут быть использованы для извлечения конфиденциальной информации из данных, которые использовались для их обучения.</text:p>
                </text:list-item>
                <text:list-item>
                  <text:p text:style-name="P8"><text:span text:style-name="Strong_20_Emphasis">Злоупотребление AI:</text:span> AI может быть использован для создания новых типов атак, таких как дипфейки и автоматические фишинговые кампании.</text:p>
                </text:list-item>
                <text:list-item>
                  <text:p text:style-name="P9"><text:span text:style-name="Strong_20_Emphasis">Непрозрачность:</text:span> Сложность и непрозрачность моделей машинного обучения затрудняет понимание их работы и выявление потенциальных уязвимостей.</text:p>
                </text:list-item>
              </text:list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empora LGC Uni" fo:font-family="'Tempora LGC Uni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5:41:01.649369322</meta:creation-date>
    <dc:date>2025-06-06T15:42:33.327621667</dc:date>
    <meta:editing-duration>PT1M32S</meta:editing-duration>
    <meta:editing-cycles>1</meta:editing-cycles>
    <meta:document-statistic meta:table-count="0" meta:image-count="0" meta:object-count="0" meta:page-count="12" meta:paragraph-count="206" meta:word-count="2855" meta:character-count="23578" meta:non-whitespace-character-count="20946"/>
    <meta:generator>LibreOffice/7.6.4.1$Linux_X86_64 LibreOffice_project/60$Build-1</meta:generator>
  </office:meta>
</office:document-meta>
</file>